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E000000182A0BDB82B79B83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15%"/>
    </style:style>
    <style:style style:name="P2" style:family="paragraph" style:parent-style-name="Text_20_body">
      <style:text-properties officeooo:rsid="000c58ef" officeooo:paragraph-rsid="000c58ef"/>
    </style:style>
    <style:style style:name="P3" style:family="paragraph" style:parent-style-name="Text_20_body">
      <style:text-properties officeooo:rsid="000c58ef" officeooo:paragraph-rsid="001733e3"/>
    </style:style>
    <style:style style:name="P4" style:family="paragraph" style:parent-style-name="Table_20_Contents">
      <style:text-properties officeooo:rsid="000dbfe5" officeooo:paragraph-rsid="000dbfe5"/>
    </style:style>
    <style:style style:name="P5" style:family="paragraph" style:parent-style-name="Table_20_Contents">
      <style:text-properties officeooo:rsid="000e4e00" officeooo:paragraph-rsid="00199b8c"/>
    </style:style>
    <style:style style:name="P6" style:family="paragraph" style:parent-style-name="Table_20_Contents">
      <style:text-properties officeooo:rsid="000fc2f7" officeooo:paragraph-rsid="00199b8c"/>
    </style:style>
    <style:style style:name="P7" style:family="paragraph" style:parent-style-name="Table_20_Contents">
      <style:text-properties officeooo:rsid="00199b8c" officeooo:paragraph-rsid="00199b8c"/>
    </style:style>
    <style:style style:name="P8" style:family="paragraph" style:parent-style-name="Table_20_Contents">
      <style:text-properties officeooo:rsid="001b5aa4" officeooo:paragraph-rsid="001b5aa4"/>
    </style:style>
    <style:style style:name="P9" style:family="paragraph" style:parent-style-name="Text_20_body">
      <style:paragraph-properties fo:line-height="115%"/>
    </style:style>
    <style:style style:name="P10" style:family="paragraph" style:parent-style-name="Text_20_body">
      <style:paragraph-properties fo:line-height="115%"/>
      <style:text-properties officeooo:paragraph-rsid="00560c53"/>
    </style:style>
    <style:style style:name="P11" style:family="paragraph" style:parent-style-name="Text_20_body">
      <style:paragraph-properties fo:line-height="115%"/>
      <style:text-properties officeooo:paragraph-rsid="0072f6d4"/>
    </style:style>
    <style:style style:name="P12" style:family="paragraph" style:parent-style-name="Text_20_body">
      <style:text-properties officeooo:rsid="002be24d" officeooo:paragraph-rsid="002be24d"/>
    </style:style>
    <style:style style:name="P13" style:family="paragraph" style:parent-style-name="Text_20_body">
      <style:text-properties officeooo:rsid="003151f3" officeooo:paragraph-rsid="0070e38c"/>
    </style:style>
    <style:style style:name="P14" style:family="paragraph" style:parent-style-name="Text_20_body">
      <style:text-properties officeooo:rsid="00369a39" officeooo:paragraph-rsid="00369a39"/>
    </style:style>
    <style:style style:name="P15" style:family="paragraph" style:parent-style-name="Text_20_body">
      <style:text-properties officeooo:rsid="0037b810" officeooo:paragraph-rsid="0072c26e"/>
    </style:style>
    <style:style style:name="P16" style:family="paragraph" style:parent-style-name="Text_20_body">
      <style:text-properties officeooo:rsid="000fc2f7" officeooo:paragraph-rsid="000fc2f7"/>
    </style:style>
    <style:style style:name="P17" style:family="paragraph" style:parent-style-name="Text_20_body">
      <style:text-properties officeooo:rsid="003d6a41" officeooo:paragraph-rsid="00419a3b"/>
    </style:style>
    <style:style style:name="P18" style:family="paragraph" style:parent-style-name="Text_20_body">
      <style:text-properties officeooo:rsid="0045beb3" officeooo:paragraph-rsid="0045beb3"/>
    </style:style>
    <style:style style:name="P19" style:family="paragraph" style:parent-style-name="Text_20_body">
      <style:text-properties officeooo:rsid="0045c292" officeooo:paragraph-rsid="0045c292"/>
    </style:style>
    <style:style style:name="P20" style:family="paragraph" style:parent-style-name="Text_20_body">
      <style:text-properties officeooo:rsid="00473814" officeooo:paragraph-rsid="00473814"/>
    </style:style>
    <style:style style:name="P21" style:family="paragraph" style:parent-style-name="Text_20_body">
      <style:text-properties officeooo:rsid="00485714" officeooo:paragraph-rsid="00485714"/>
    </style:style>
    <style:style style:name="P22" style:family="paragraph" style:parent-style-name="Text_20_body">
      <style:text-properties officeooo:rsid="004a66d1" officeooo:paragraph-rsid="004a66d1"/>
    </style:style>
    <style:style style:name="P23" style:family="paragraph" style:parent-style-name="Text_20_body">
      <style:text-properties officeooo:rsid="00503db5" officeooo:paragraph-rsid="00503db5"/>
    </style:style>
    <style:style style:name="P24" style:family="paragraph" style:parent-style-name="Text_20_body">
      <style:text-properties officeooo:rsid="0050e210" officeooo:paragraph-rsid="0050e210"/>
    </style:style>
    <style:style style:name="P25" style:family="paragraph" style:parent-style-name="Text_20_body">
      <style:paragraph-properties fo:line-height="115%"/>
      <style:text-properties officeooo:rsid="00568861" officeooo:paragraph-rsid="00568861"/>
    </style:style>
    <style:style style:name="P26" style:family="paragraph" style:parent-style-name="Text_20_body">
      <style:paragraph-properties fo:line-height="115%"/>
      <style:text-properties officeooo:rsid="005a578b" officeooo:paragraph-rsid="005a578b"/>
    </style:style>
    <style:style style:name="P27" style:family="paragraph" style:parent-style-name="Text_20_body">
      <style:text-properties officeooo:rsid="005fb589" officeooo:paragraph-rsid="005fb589"/>
    </style:style>
    <style:style style:name="P28" style:family="paragraph" style:parent-style-name="Text_20_body">
      <style:text-properties officeooo:rsid="0060f4b6" officeooo:paragraph-rsid="0060f4b6"/>
    </style:style>
    <style:style style:name="P29" style:family="paragraph" style:parent-style-name="Text_20_body">
      <style:text-properties officeooo:rsid="0061e832" officeooo:paragraph-rsid="0061e832"/>
    </style:style>
    <style:style style:name="P30" style:family="paragraph" style:parent-style-name="Text_20_body">
      <style:text-properties officeooo:paragraph-rsid="0030caa9"/>
    </style:style>
    <style:style style:name="P31" style:family="paragraph" style:parent-style-name="Text_20_body">
      <style:text-properties officeooo:rsid="00745c30" officeooo:paragraph-rsid="00745c30"/>
    </style:style>
    <style:style style:name="P32" style:family="paragraph" style:parent-style-name="Text_20_body">
      <style:paragraph-properties fo:margin-left="0cm" fo:margin-right="0cm" fo:text-indent="0cm" style:auto-text-indent="false"/>
      <style:text-properties officeooo:rsid="003ba9c5" officeooo:paragraph-rsid="0072c26e" style:font-name-asian="Mangal" style:font-name-complex="Liberation Sans2"/>
    </style:style>
    <style:style style:name="P33" style:family="paragraph" style:parent-style-name="Heading_20_1">
      <style:paragraph-properties fo:margin-left="0cm" fo:margin-right="0cm" fo:text-indent="0cm" style:auto-text-indent="false"/>
      <style:text-properties style:font-name-asian="Mangal" style:font-name-complex="Liberation Sans2"/>
    </style:style>
    <style:style style:name="P34" style:family="paragraph" style:parent-style-name="Heading_20_1">
      <style:paragraph-properties fo:margin-left="0cm" fo:margin-right="0cm" fo:text-indent="0cm" style:auto-text-indent="false"/>
      <style:text-properties officeooo:paragraph-rsid="00322494" style:font-name-asian="Mangal" style:font-name-complex="Liberation Sans2"/>
    </style:style>
    <style:style style:name="P35" style:family="paragraph" style:parent-style-name="Heading_20_1">
      <style:paragraph-properties fo:margin-left="0cm" fo:margin-right="0cm" fo:text-indent="0cm" style:auto-text-indent="false" fo:break-before="page"/>
      <style:text-properties style:font-name-asian="Mangal" style:font-name-complex="Liberation Sans2"/>
    </style:style>
    <style:style style:name="P36" style:family="paragraph" style:parent-style-name="Heading_20_1">
      <style:paragraph-properties fo:margin-left="0cm" fo:margin-right="0cm" fo:text-indent="0cm" style:auto-text-indent="false" fo:break-before="page"/>
      <style:text-properties officeooo:paragraph-rsid="00322494" style:font-name-asian="Mangal" style:font-name-complex="Liberation Sans2"/>
    </style:style>
    <style:style style:name="P37" style:family="paragraph" style:parent-style-name="Heading_20_1">
      <style:text-properties officeooo:rsid="0045beb3" officeooo:paragraph-rsid="0045beb3"/>
    </style:style>
    <style:style style:name="P38" style:family="paragraph" style:parent-style-name="Heading_20_1">
      <style:text-properties officeooo:rsid="005fb589" officeooo:paragraph-rsid="005fb589"/>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45beb3" officeooo:paragraph-rsid="0045beb3"/>
    </style:style>
    <style:style style:name="P41" style:family="paragraph" style:parent-style-name="Heading_20_1">
      <style:paragraph-properties fo:break-before="page"/>
      <style:text-properties officeooo:rsid="005fb589" officeooo:paragraph-rsid="005fb589"/>
    </style:style>
    <style:style style:name="P42" style:family="paragraph" style:parent-style-name="Heading_20_2">
      <style:paragraph-properties fo:margin-left="0cm" fo:margin-right="0cm" fo:text-indent="0cm" style:auto-text-indent="false"/>
      <style:text-properties style:font-name-asian="Mangal" style:font-name-complex="Liberation Sans2"/>
    </style:style>
    <style:style style:name="P43" style:family="paragraph" style:parent-style-name="Heading_20_2">
      <style:text-properties officeooo:rsid="00369a39" officeooo:paragraph-rsid="00369a39"/>
    </style:style>
    <style:style style:name="P44" style:family="paragraph" style:parent-style-name="Heading_20_2">
      <style:text-properties officeooo:rsid="0045beb3" officeooo:paragraph-rsid="0045beb3"/>
    </style:style>
    <style:style style:name="P45" style:family="paragraph" style:parent-style-name="Heading_20_2">
      <style:text-properties officeooo:rsid="00503db5" officeooo:paragraph-rsid="00503db5"/>
    </style:style>
    <style:style style:name="P46" style:family="paragraph" style:parent-style-name="Heading_20_2">
      <style:text-properties officeooo:rsid="005fb589" officeooo:paragraph-rsid="005fb589"/>
    </style:style>
    <style:style style:name="P47" style:family="paragraph" style:parent-style-name="Heading_20_2">
      <style:text-properties officeooo:rsid="0060f4b6" officeooo:paragraph-rsid="0060f4b6"/>
    </style:style>
    <style:style style:name="P48" style:family="paragraph" style:parent-style-name="Heading_20_2">
      <style:text-properties officeooo:rsid="0061e832" officeooo:paragraph-rsid="0061e832"/>
    </style:style>
    <style:style style:name="P49" style:family="paragraph" style:parent-style-name="Title" style:master-page-name="Standard">
      <style:paragraph-properties style:page-number="auto"/>
      <style:text-properties style:font-name-asian="Mangal"/>
    </style:style>
    <style:style style:name="P50" style:family="paragraph" style:parent-style-name="Subtitle">
      <style:text-properties style:font-name-asian="Mangal"/>
    </style:style>
    <style:style style:name="P51" style:family="paragraph" style:parent-style-name="Heading_20_3">
      <style:text-properties officeooo:rsid="002be24d" officeooo:paragraph-rsid="002be24d"/>
    </style:style>
    <style:style style:name="P52" style:family="paragraph" style:parent-style-name="Heading_20_3">
      <style:text-properties officeooo:rsid="0037b810" officeooo:paragraph-rsid="0072c26e"/>
    </style:style>
    <style:style style:name="P53" style:family="paragraph" style:parent-style-name="Heading_20_3">
      <style:text-properties officeooo:rsid="0048ef53" officeooo:paragraph-rsid="0048ef53"/>
    </style:style>
    <style:style style:name="P54" style:family="paragraph" style:parent-style-name="Heading_20_3">
      <style:text-properties officeooo:rsid="00560c53" officeooo:paragraph-rsid="00560c53"/>
    </style:style>
    <style:style style:name="P55" style:family="paragraph" style:parent-style-name="Heading_20_3">
      <style:text-properties officeooo:rsid="00673692" officeooo:paragraph-rsid="00673692"/>
    </style:style>
    <style:style style:name="P56" style:family="paragraph" style:parent-style-name="Heading_20_3">
      <style:text-properties officeooo:paragraph-rsid="0070e38c"/>
    </style:style>
    <style:style style:name="P57" style:family="paragraph" style:parent-style-name="Heading_20_3">
      <style:text-properties officeooo:rsid="003ba9c5" officeooo:paragraph-rsid="0037b810"/>
    </style:style>
    <style:style style:name="T1" style:family="text">
      <style:text-properties officeooo:rsid="000c693a"/>
    </style:style>
    <style:style style:name="T2" style:family="text">
      <style:text-properties officeooo:rsid="00107de0"/>
    </style:style>
    <style:style style:name="T3" style:family="text">
      <style:text-properties officeooo:rsid="0011833d"/>
    </style:style>
    <style:style style:name="T4" style:family="text">
      <style:text-properties officeooo:rsid="001733e3"/>
    </style:style>
    <style:style style:name="T5" style:family="text">
      <style:text-properties officeooo:rsid="00175894"/>
    </style:style>
    <style:style style:name="T6" style:family="text">
      <style:text-properties officeooo:rsid="00205f45"/>
    </style:style>
    <style:style style:name="T7" style:family="text">
      <style:text-properties officeooo:rsid="00239f7a"/>
    </style:style>
    <style:style style:name="T8" style:family="text">
      <style:text-properties officeooo:rsid="00249d3f"/>
    </style:style>
    <style:style style:name="T9" style:family="text">
      <style:text-properties officeooo:rsid="0025c46d"/>
    </style:style>
    <style:style style:name="T10" style:family="text">
      <style:text-properties officeooo:rsid="00262ccc"/>
    </style:style>
    <style:style style:name="T11" style:family="text">
      <style:text-properties officeooo:rsid="002be24d"/>
    </style:style>
    <style:style style:name="T12" style:family="text">
      <style:text-properties officeooo:rsid="002e3909"/>
    </style:style>
    <style:style style:name="T13" style:family="text">
      <style:text-properties officeooo:rsid="0030caa9"/>
    </style:style>
    <style:style style:name="T14" style:family="text">
      <style:text-properties officeooo:rsid="0034bf39"/>
    </style:style>
    <style:style style:name="T15" style:family="text">
      <style:text-properties officeooo:rsid="0036e663"/>
    </style:style>
    <style:style style:name="T16" style:family="text">
      <style:text-properties officeooo:rsid="0038fa09"/>
    </style:style>
    <style:style style:name="T17" style:family="text">
      <style:text-properties officeooo:rsid="003eda8b"/>
    </style:style>
    <style:style style:name="T18" style:family="text">
      <style:text-properties officeooo:rsid="004085ce"/>
    </style:style>
    <style:style style:name="T19" style:family="text">
      <style:text-properties officeooo:rsid="0045d021"/>
    </style:style>
    <style:style style:name="T20" style:family="text">
      <style:text-properties officeooo:rsid="004b32f1"/>
    </style:style>
    <style:style style:name="T21" style:family="text">
      <style:text-properties officeooo:rsid="004ea258"/>
    </style:style>
    <style:style style:name="T22" style:family="text">
      <style:text-properties officeooo:rsid="00525a8f"/>
    </style:style>
    <style:style style:name="T23" style:family="text">
      <style:text-properties officeooo:rsid="0053212a"/>
    </style:style>
    <style:style style:name="T24" style:family="text">
      <style:text-properties officeooo:rsid="00560c53"/>
    </style:style>
    <style:style style:name="T25" style:family="text">
      <style:text-properties officeooo:rsid="00572cf7"/>
    </style:style>
    <style:style style:name="T26" style:family="text">
      <style:text-properties officeooo:rsid="005ba40f"/>
    </style:style>
    <style:style style:name="T27" style:family="text">
      <style:text-properties officeooo:rsid="0061e832"/>
    </style:style>
    <style:style style:name="T28" style:family="text">
      <style:text-properties officeooo:rsid="0062fefc"/>
    </style:style>
    <style:style style:name="T29" style:family="text">
      <style:text-properties officeooo:rsid="006f6435"/>
    </style:style>
    <style:style style:name="T30" style:family="text">
      <style:text-properties officeooo:rsid="00703bd2"/>
    </style:style>
    <style:style style:name="T31" style:family="text">
      <style:text-properties officeooo:rsid="0074ba75"/>
    </style:style>
    <style:style style:name="T32" style:family="text">
      <style:text-properties officeooo:rsid="0074fb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G53DIA Assignment 2 Report</text:p>
      <text:p text:style-name="P50">Joel Cox psyjc5</text:p>
      <text:p text:style-name="P33">Introduction</text:p>
      <text:p text:style-name="P1">The agents used in this task use the same architecture as those in assignment 1 (report included), with one errata: The architecture is reactive with state, not deliberative as previously stated.</text:p>
      <text:p text:style-name="P1">The task is similar to that of assignment 1, except that there are now multiple agents being used to achieve the same task. The goal is still to maximise score, however score is now total waste collected divided by the number of agents used. </text:p>
      <text:h text:style-name="P54" text:outline-level="3">Multi-Agent Problem</text:h>
      <text:p text:style-name="P1">The expected score for multiple agents is around 70-80% of the single agent runs. This is due to co-ordination overhead, as well as saturation of the environment with agents, which all try to accomplish the same task, lowering available tasks per agent.</text:p>
      <text:p text:style-name="P10"><text:span text:style-name="T24">A good explanation for a drop in score is thus: </text:span></text:p>
      <text:p text:style-name="P25">If a tanker can reliably complete 8 of 10 available tasks, it can be seen as being near-optimal. However, if a second tanker <text:span text:style-name="T25">joins in to help, they will each only be able to average 5 of the 10 available tasks, since each tanker will take away available tasks from the other. Whilst the overall completed tasks will be higher (higher waste disposed), the average per tanker will not be as high as the original 8 of 10 tanker.</text:span></text:p>
      <text:p text:style-name="P34"/>
      <text:p text:style-name="P36">Task Scheduling and Co-Ordination</text:p>
      <text:p text:style-name="P26">An issue with the base tanker from assignment 1 is that it beelines for any available task. When grouped together, all the tankers aimed for the same <text:span text:style-name="T26">task, but only one would be able to claim it.</text:span></text:p>
      <text:p text:style-name="Heading_20_2">Base Approach</text:p>
      <text:p text:style-name="P1"><text:span text:style-name="T26">As mentioned, t</text:span>he agents had no way of knowing if another agent was heading for a specific task, and this was inefficient.</text:p>
      <text:p text:style-name="P1">The basic approach to fix this was to implement a simple boolean on tasks, to identify if a tanker was heading to it. This resulted in the agents being very effective, operating at a very similar efficiency to a single agent environment. This mean<text:span text:style-name="T14">t</text:span> that any modifications to the task scheduling approach would provide meaningful information about how they affected the score.</text:p>
      <text:p text:style-name="P42">Contract Net Protocol</text:p>
      <text:p text:style-name="Text_20_body">Contract <text:span text:style-name="T11">N</text:span>et <text:span text:style-name="T11">P</text:span>rotocol <text:span text:style-name="T11">(CNP) i</text:span>s a widely used, simple task scheduling protocol. The implementation of it for the multi agent system has a <text:span text:style-name="T7">large time</text:span> issue due to the sequential processing of the agents, increasing co-ordination overhead. <text:span text:style-name="T8">The overhead cost using a traditional protocol implementation would waste up to 3 time steps for every task found – signal, response, and confirmation (the expediting step being a meaningful step) – if modelled after traditional systems where the agents do not share local memory. Instead, the initial planned implementation would use an additional manager class to handle all task assignments, effectively reducing the overhead cost.</text:span></text:p>
      <text:p text:style-name="Heading_20_2">Implementation <text:span text:style-name="T30">Problems</text:span></text:p>
      <text:h text:style-name="P51" text:outline-level="3">Unsuited Architecture</text:h>
      <text:p text:style-name="P12">The way the Efficient Tanker and its derivatives operate is reactive. They cannot plot a route from A to B, because they will only ever head towards locations they don’t have to plan around; locations within fuel range. This means that the <text:span text:style-name="T12">either an overhaul of the tanker architecture would be needed, to enable tankers heading to tasks that are far away, or the CNP manager would only assign tasks to tankers within their fuel range; this would not be different in practice from operating without CNP.</text:span></text:p>
      <text:h text:style-name="P55" text:outline-level="3">Not Required</text:h>
      <text:p text:style-name="P30"><text:span text:style-name="T13">A major benefit of using CNP in some systems is the ability to request the best agent for a task. However, all tankers are identical in ability, albeit slightly different in behaviour. This means that it will effectively just select the tanker which is either closer or has a higher waste capacity. The tankers themselves already filter distance using biases, and also have considerations for waste capacity. In addition to this, testing from assignment 1 showed that it seems to be better to choose lower distances over using the remaining tanks efficiently.</text:span></text:p>
      <text:p text:style-name="P43"><text:soft-page-break/>Task Scheduling: Conclusion</text:p>
      <text:h text:style-name="P56" text:outline-level="3">CNP</text:h>
      <text:p text:style-name="P13">Whilst I would have liked to investigate a CNP system for this assignment, it is unfortunately unsuited to the tanker architecture used. If the tankers were capable of plotting routes between fuel pumps in order to get from A to B, or if the tankers had distinct differences in ability, such as reduced waste capacity in exchange for increased fuel efficiency, or vice versa, than utilising CNP would be explored. However, CNP currently offers no distinct benefits, and requires overhauling of the tankers. Additionally, a simpler approach has worked very well for the tankers thus far, and so the current system of “claiming” tasks will be continued, instead of CNP.</text:p>
      <text:h text:style-name="Heading_20_3" text:outline-level="3">Overall</text:h>
      <text:p text:style-name="P14">The result of investigating CNP leads me to believe that perhaps the simple Base Approach could be one of the most optimal. When paired with Lonely Tankers (see below), the tankers manage to split up across the environment with good efficiency. <text:span text:style-name="T15">This leads me to believe that a complex task scheduling system would not benefit the simple tankers, and rather modifying the tankers themselves would provide better results.</text:span></text:p>
      <text:h text:style-name="P57" text:outline-level="3"/>
      <text:p text:style-name="Heading_20_1"/>
      <text:p text:style-name="P39">Dynamic Fleet Scaling</text:p>
      <text:p text:style-name="P1">Dynamic Fleet Scaling <text:span text:style-name="T27">(DFS) </text:span>is based on the theory that the potential waste available to deliver is restricted by the amount of Fuel Pumps present in the environment. This idea stems from the fact that each tanker is restricted by fuel limits, and so cannot stray too far from a “safe” area around fuel pumps. This limit is avoided, and multiple fuel pumps are exploited by adding an additional Tanker per fuel pump found in the environment.</text:p>
      <text:p text:style-name="P1">Tests from the single agent assignment indicated that a single fuel pump environment would result in a score of approximately 70k-90k; this is the target score which was aimed for, although a reduction was expected due to the cost of running multiple tankers.</text:p>
      <text:p text:style-name="P11">The DFS approach used a single starting scout tanker, and an additional tanker for each additional fuel pump found. This means that a single fuel pump should only have due a single tanker – the scout. However, as the assignment is about multiple agents, in the rare case of a single pump environment, an additional tanker will be added, giving a minimum of 2 tankers. Testing environments did not include a guaranteed single pump environment.</text:p>
      <text:p text:style-name="P48">Changes to the Simulator:</text:p>
      <text:p text:style-name="P29">In order for <text:span text:style-name="T28">DFS to work within the given simulator, non-substantial code (1 line) must be changed. This allows adding extra tankers mid-simulation, and was discussed and approved. A guide to modify the code is provided alongside the source code.</text:span></text:p>
      <text:p text:style-name="Heading_20_2">Potential Issues</text:p>
      <text:p text:style-name="P3">There is an issue when introducing additional tankers, due to the way the average score (and thus overall score) is calculated. If a single tanker obtains 1000 score in 100 steps, then a second tanker introduced after 100 steps would have to effectively obtain 2000 score in the next 100 steps, to make up for the lost time. This catch-up can be performed over the tanker’s entire lifetime, so it is not that impactful for the second tanker, or even the third. However, when the program reaches higher numbers, the potential catch-up distance becomes a lot greater:</text:p>
      <text:p text:style-name="P3"><text:span text:style-name="T4">Assuming</text:span> that the first 3 tankers are all contributing equally, and averaging 1500 score in 1500 steps; <text:span text:style-name="T5">W</text:span>hen a fourth tanker is introduced at 1500 steps, it now has to <text:span text:style-name="T1">effectively </text:span>average 6000 <text:span text:style-name="T6">(1500 base + 4500 extra) </text:span>score in 1500 steps. <text:span text:style-name="T1">With 10 000 maximum steps, that leaves an actual time frame of 8500 steps to make up that last score. This means that the actual demand (assuming a continued expected base average of 1 score per step) is an additional 4500 score over 8500 steps, which works out to an additional 0.529 score per step. The impact of this is that the fourth tanker, if introduced at 1500 steps, has to work 1.53 times as effectively as the previous three tankers. If step 1500 were to be the upper limit for the last tanker to be introduced, the working cost works out as such:</text:span></text:p>
      <table:table table:name="Table1" table:style-name="Table1">
        <table:table-column table:style-name="Table1.A" table:number-columns-repeated="3"/>
        <table:table-row>
          <table:table-cell table:style-name="Table1.A1" office:value-type="string">
            <text:p text:style-name="P4">Tanker Number</text:p>
          </table:table-cell>
          <table:table-cell table:style-name="Table1.A1" office:value-type="string">
            <text:p text:style-name="P4">Required extra score</text:p>
          </table:table-cell>
          <table:table-cell table:style-name="Table1.C1" office:value-type="string">
            <text:p text:style-name="P4">Multiplier</text:p>
          </table:table-cell>
        </table:table-row>
        <table:table-row>
          <table:table-cell table:style-name="Table1.A2" office:value-type="string">
            <text:p text:style-name="P4">4</text:p>
          </table:table-cell>
          <table:table-cell table:style-name="Table1.A2" office:value-type="string">
            <text:p text:style-name="P7">4500</text:p>
          </table:table-cell>
          <table:table-cell table:style-name="Table1.C2" office:value-type="string">
            <text:p text:style-name="P8">1.53</text:p>
          </table:table-cell>
        </table:table-row>
        <table:table-row>
          <table:table-cell table:style-name="Table1.A2" office:value-type="string">
            <text:p text:style-name="P4">5</text:p>
          </table:table-cell>
          <table:table-cell table:style-name="Table1.A2" office:value-type="string">
            <text:p text:style-name="P5">6000</text:p>
          </table:table-cell>
          <table:table-cell table:style-name="Table1.C2" office:value-type="string">
            <text:p text:style-name="P5">1.71</text:p>
          </table:table-cell>
        </table:table-row>
        <table:table-row>
          <table:table-cell table:style-name="Table1.A2" office:value-type="string">
            <text:p text:style-name="P4">6</text:p>
          </table:table-cell>
          <table:table-cell table:style-name="Table1.A2" office:value-type="string">
            <text:p text:style-name="P5">7500</text:p>
          </table:table-cell>
          <table:table-cell table:style-name="Table1.C2" office:value-type="string">
            <text:p text:style-name="P5">1.88</text:p>
          </table:table-cell>
        </table:table-row>
        <text:soft-page-break/>
        <table:table-row>
          <table:table-cell table:style-name="Table1.A2" office:value-type="string">
            <text:p text:style-name="P4">7</text:p>
          </table:table-cell>
          <table:table-cell table:style-name="Table1.A2" office:value-type="string">
            <text:p text:style-name="P5">9000</text:p>
          </table:table-cell>
          <table:table-cell table:style-name="Table1.C2" office:value-type="string">
            <text:p text:style-name="P5">2.06</text:p>
          </table:table-cell>
        </table:table-row>
        <table:table-row>
          <table:table-cell table:style-name="Table1.A2" office:value-type="string">
            <text:p text:style-name="P4">8</text:p>
          </table:table-cell>
          <table:table-cell table:style-name="Table1.A2" office:value-type="string">
            <text:p text:style-name="P5">10500</text:p>
          </table:table-cell>
          <table:table-cell table:style-name="Table1.C2" office:value-type="string">
            <text:p text:style-name="P5">2.24</text:p>
          </table:table-cell>
        </table:table-row>
        <table:table-row>
          <table:table-cell table:style-name="Table1.A2" office:value-type="string">
            <text:p text:style-name="P4">9</text:p>
          </table:table-cell>
          <table:table-cell table:style-name="Table1.A2" office:value-type="string">
            <text:p text:style-name="P5">12000</text:p>
          </table:table-cell>
          <table:table-cell table:style-name="Table1.C2" office:value-type="string">
            <text:p text:style-name="P5">2.41</text:p>
          </table:table-cell>
        </table:table-row>
        <table:table-row>
          <table:table-cell table:style-name="Table1.A2" office:value-type="string">
            <text:p text:style-name="P4">10</text:p>
          </table:table-cell>
          <table:table-cell table:style-name="Table1.A2" office:value-type="string">
            <text:p text:style-name="P5">13500</text:p>
          </table:table-cell>
          <table:table-cell table:style-name="Table1.C2" office:value-type="string">
            <text:p text:style-name="P6">2.59</text:p>
          </table:table-cell>
        </table:table-row>
      </table:table>
      <text:p text:style-name="P2"/>
      <text:p text:style-name="P16">From the above table it is apparent that the mul<text:span text:style-name="T2">t</text:span>iplier for <text:span text:style-name="T3">additional tankers becomes frighteningly large. Fortunately, due to the low rate in which tasks appear in the environment, not much score is obtained before 1500 steps. After ~1500 steps, tanker effectiveness ramps up considerably due to task density increasing. This is why no additional tankers are added after 1500 steps. A normal tanker is expected to achieve around 1000 score in the first 1500 steps, but then is expected to average around 10 000 score per 1000 steps after 1500 steps. This means that the catch-up multiplier is easily reached. If the cut off point were earlier than 1500, less tankers may be added, and an environment may not be fully exploited, and if it were later than 1500, the required effectiveness of tankers would increase too much to be feasible.</text:span></text:p>
      <text:p text:style-name="P17">After testing a hard step limit, <text:span text:style-name="T18">a limit of 750 was found to be better than 1500. The score differences were not too large, so it is likely that the tankers were simply wasting the extra steps.</text:span></text:p>
      <text:p text:style-name="P17"><text:span text:style-name="T18">Next, </text:span>I decided to try testing limits of scores. <text:span text:style-name="T17">By sheer luck, the first limit I tested, 800, turned out to result in near exact results to a step limit of 750 (differing in average by only 20 across 30 test runs), which was previously being used. This gave a decent benchmark for further tests. These further tests showed that there was quite a margin within which this value could sit. All values between 750 and 1500 proved to yield identical results for the test set, with values either side of this range being worse. I decided to stick with 1500 as a limit, as it – rather conveniently – matches the maths above.</text:span></text:p>
      <text:p text:style-name="Heading_20_2">Results</text:p>
      <text:p text:style-name="P1">Early tests of the DFS approach with Leash Tankers showed poor results; limiting the Tankers to a certain fuel pump stopped them from exploiting particularly rich areas of the environment, or ‘bouncing’ between two pumps with high task density.</text:p>
      <text:p text:style-name="P1">A second version of DFS used Lonely Tankers instead, which proved to be very effective. An average score of 85k-105k was observed, with total waste delivered hitting over 1 000 000. This was surprising, as it indicated certain seeds supported using 10 tankers efficiently, without losing to much to the cost of excess tankers. For comparison, basic tests with the Base Approach using 4+ tankers had proved very inefficient, averaging around 60k, peaking at 80k. The high score range also exceeded the expected target range, showing that the cost of running multiple tankers is not actually that high if used sparingly. However, the co-ordination used for DFS was primitive, just using the Basic Approach, so there was minimal overhead costs.</text:p>
      <text:p text:style-name="P1">The lowest scores observed were about 55k-65k, which shows there are some seeds where this approach is not very efficient. Some of these environments were those that the single agent assignment had also struggled with, but others were ones where it had succeeded, indicating that there was occasionally a real cost.</text:p>
      <text:p text:style-name="P1">Also observed was the pattern that average score seemed to correlate slightly to tanker amount. <text:soft-page-break/>Whilst previously thought that lower fleet sizes would put up better results, DFS showed results to the contrary, with the highest scores, 100k+, being between 4-10 tankers. The environments that supported 10 tankers would reliably show scores of 95k+.</text:p>
      <text:h text:style-name="Heading_20_3" text:outline-level="3"><text:span text:style-name="T32">DFS: </text:span>Conclusion</text:h>
      <text:p text:style-name="P1">In conclusion, DFS was considered a success, putting up scores that were impressive, albeit less than the Base Approach. Normally, total waste would not be heavily considered, but the fact that it can show total waste amounts of over 1 million, as well as putting up better scores with up to 10 tankers than the Base Approach could with more than 3 tankers, means it is a serious consideration for a final approach.</text:p>
      <text:p text:style-name="P1">NOTE: Unfortunately the processing time for DFS was annoyingly slow, so testing was difficult. Further testing might have yielded stronger results, or revealed that the approach was actually unreliable.</text:p>
      <text:p text:style-name="P37"/>
      <text:p text:style-name="P40">Simple Multi Agent Approach</text:p>
      <text:p text:style-name="P18">Also tested was simply using multiple agents with no dynamic components. For example, using 3 Lonely Tankers, or 2 Efficient Tankers and a Scout. <text:span text:style-name="T21">Further Detail about each tanker type can be found at the end of the report.</text:span></text:p>
      <text:p text:style-name="P44">Testing Combinations.</text:p>
      <text:p text:style-name="P19">Initial tested used only Efficient Tankers, the base tanker type from assignment 1. <text:span text:style-name="T19">These tankers actually yielded very high scores – averaging 110 000 score over 30 runs.</text:span> <text:span text:style-name="T19">However, it became apparent these agents would get stuck trying exploit a small section of the environment available to them. To improve this, several options were considered</text:span></text:p>
      <text:h text:style-name="Heading_20_3" text:outline-level="3">Scouts</text:h>
      <text:p text:style-name="P20">One attempt was to have a tanker dedicated to exploring the environment for the early part of the simulation. Due to the low task density at the beginning of the simulation (detailed earlier), these tankers should not miss out on much efficiency. </text:p>
      <text:p text:style-name="P21">Testing showed that pairing 2 Efficient Tankers with a single Scout Tanker was better than just using Efficient Tanker, giving a 2-5k rise in average score.</text:p>
      <text:h text:style-name="P53" text:outline-level="3">Lonely Tankers</text:h>
      <text:p text:style-name="P22">Another approach was to implement a bias to encourage the tankers to go to different parts of the environment, to better exploit it. <text:span text:style-name="T20">This also proved quite effective, although performed similarly to the prior test of 2 Efficient and 1 Scout.</text:span></text:p>
      <text:p text:style-name="P45">Results</text:p>
      <text:p text:style-name="P23">Overall, running a set 3 tankers did provide a slightly higher average than return by the DFS approach, reaching 112 000 at best.</text:p>
      <text:p text:style-name="P24">Tests with only 2 tankers were also performed, and these performed better, as expected due to a lower impact of the multi agent problem. <text:span text:style-name="T22">However, using only 2 tankers is not very interesting, and not good enough of an improvement to use instead of more interesting methods.</text:span></text:p>
      <text:p text:style-name="P38"/>
      <text:p text:style-name="P41">Conclusion</text:p>
      <text:p text:style-name="P46">Final Approach</text:p>
      <text:p text:style-name="P27">In the end, whilst using a simple 3 tanker approach showed better overall results, they were not too much of an improvement over the DFS approach. Since DFS is much more interesting, and in concept much more efficient too, I decided to use DFS as my final approach. <text:span text:style-name="T29">In the end the limits I used resulted in 2 agents being used more frequently than I would have liked, however, this was only about 30% of seeds tested, which leaves a large share of the seeds using 3 or more agents. The good side of some seeds using 2 agents, is that it shows the advantage of being able to switch between 2 and 10 agents, and still return similar scores.</text:span></text:p>
      <text:p text:style-name="P31">Over the initial 30 seeds, I obtained the following score:</text:p>
      <text:p text:style-name="P31"><draw:frame draw:style-name="fr1" draw:name="Image1" text:anchor-type="paragraph" svg:width="8.837cm" svg:height="0.635cm" draw:z-index="0"><draw:image xlink:href="Pictures/100000000000014E000000182A0BDB82B79B83B9.png" xlink:type="simple" xlink:show="embed" xlink:actuate="onLoad" loext:mime-type="image/png"/></draw:frame></text:p>
      <text:p text:style-name="P31">The average waste indicates an average of <text:span text:style-name="T31">just over </text:span>3 tankers per simulation, <text:span text:style-name="T31">since the waste average is more than 3 times the score average.</text:span></text:p>
      <text:p text:style-name="P47">Task Scheduling</text:p>
      <text:p text:style-name="P28">Originally I had planned to use a more sophisticated task scheduling protocol. However, simple agents can perform well with simple task scheduling, and so I left that area unexplored.</text:p>
      <text:h text:style-name="P52" text:outline-level="3">Implicit Task Management</text:h>
      <text:p text:style-name="P15">A facet of the simple “claiming” task acquisition system, when paired with the tankers biases for task selection, is <text:span text:style-name="T16">the idea that the tankers will implicitly manage the tasks between themselves. It is not a sophisticated system, but by continually choosing tasks further away from each other, as the Lonely Tanker does, the tankers effectively take up part of the environment for themselves.</text:span></text:p>
      <text:p text:style-name="P32">This implicit task management was not planned, nor really considered part of the system. I just thought it was an interesting perspective worth highlighting.</text:p>
      <text:p text:style-name="P35"><text:span text:style-name="T23">Appendix: </text:span>Agent types</text:p>
      <text:p text:style-name="P1"><text:span text:style-name="T23">Listed below are the Tanker agent types used for this assignment. A small part of the descriptions below are repeated from the report, for easier referencing. Other small details are included, which did not fit in other parts of the report. All Tankers use a “claim” based task management system.0</text:span></text:p>
      <text:p text:style-name="P42">Efficient Tanker</text:p>
      <text:p text:style-name="P1">The Efficient Tanker agent is an adaptation of the single agent from assignment 1. It uses a reactive with state “decision” methodology to choose which nearby task is best. <text:span text:style-name="T10">All the decisions made are based on hard coded biases.</text:span></text:p>
      <text:p text:style-name="P42">Scout Tanker</text:p>
      <text:p text:style-name="P1">The Scout Tanker agent is very similar to the Efficient Tanker. It starts differently, exploring for a longer period of time than the Efficient Tanker, before reverting to the same behaviour. The explore time is limited, as after a certain point it is likely to have explored as far as possible, and would be better off completing tasks. </text:p>
      <text:p text:style-name="P1">Certain environments would allow for limitless exploration, but even then, the other agents may have a difficult time exploiting the explored area efficiently, and the Scout Tanker needs to justify the penalty for additional agents, so it switches to completing tasks.</text:p>
      <text:p text:style-name="Heading_20_2">Lonely Tanker</text:p>
      <text:p text:style-name="P1">The Lonely Tanker (and Lonely Scout Tanker) operate near identically to their base counterparts, with the exception of the getBestTask function. These tankers use a weighted bias – <text:span text:style-name="T9">loneliness – </text:span>to try to prioritise tasks that are further away from other tankers.</text:p>
      <text:p text:style-name="P1">Interestingly, whilst the Efficient Tanker and Scout Tanker result in different scores when used exclusively, the Lonely Tanker and Lonely Scout Tanker give the same results, despite the Lonely Scout not performing tasks for the first 1500 steps. <text:span text:style-name="T9">This is likely due to the loneliness bias encouraging the tankers to explore further than Efficient Tanks would.</text:span></text:p>
      <text:p text:style-name="Heading_20_2">Lonely Scout Recruit Tanker</text:p>
      <text:p text:style-name="P1">Based upon the Lonely Scout Tanker, the Recruit Tanker adds an extra Lonely Tanker to the Fleet every time it finds a new Fuel Pump before 1500 steps, up to a maximum of 10 tankers. After 1500 steps, it resumes regular task execution.</text:p>
      <text:p text:style-name="Heading_20_2">Leash Tanker</text:p>
      <text:p text:style-name="P1">The Leash tanker simply sticks with the same designated fuel pump. Designed with the Dynamic Fleet Scaling in mind, it performed worse than a basic Lonely Tanker and was replaced as s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en" style:country-asian="GB"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style:use-window-font-color="true" style:font-name="Liberation Sans" fo:font-family="'Liberation Sans'" style:font-family-generic="roman" style:font-pitch="variable" fo:font-size="14pt" style:letter-kerning="true" style:font-name-asian="Liberation Serif1" style:font-family-asian="'Liberation Serif'" style:font-family-generic-asian="system" style:font-pitch-asian="variable" style:font-size-asian="14pt" style:language-asian="en" style:country-asian="GB"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GB"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GB"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font-style="italic" style:letter-kerning="true" style:font-name-asian="Liberation Serif1" style:font-family-asian="'Liberation Serif'" style:font-family-generic-asian="system" style:font-pitch-asian="variable" style:font-size-asian="12pt" style:language-asian="en" style:country-asian="GB"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GB" fo:hyphenate="false" fo:hyphenation-remain-char-count="2" fo:hyphenation-push-char-count="2"/>
    </style:style>
    <style:style style:name="Heading_20_1" style:display-name="Heading 1" style:family="paragraph" style:parent-style-name="Heading"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style:use-window-font-color="true" style:font-name="Liberation Sans1" fo:font-family="'Liberation Sans'" style:font-family-generic="swiss" style:font-pitch="variable" fo:font-size="18pt" fo:font-weight="bold" style:letter-kerning="true" style:font-name-asian="Liberation Serif1" style:font-family-asian="'Liberation Serif'" style:font-family-generic-asian="system" style:font-pitch-asian="variable" style:font-size-asian="18pt" style:language-asian="en" style:country-asian="GB" style:font-weight-asian="bold" fo:hyphenate="false" fo:hyphenation-remain-char-count="2" fo:hyphenation-push-char-count="2"/>
    </style:style>
    <style:style style:name="Heading_20_2" style:display-name="Heading 2" style:family="paragraph" style:parent-style-name="Heading" style:default-outline-level="" style:class="text">
      <style:paragraph-properties fo:margin-top="0.353cm" fo:margin-bottom="0.212cm" loext:contextual-spacing="false" fo:text-align="start" style:justify-single-word="false" fo:orphans="0" fo:widows="0" fo:hyphenation-ladder-count="no-limit" fo:keep-with-next="always" style:writing-mode="lr-tb"/>
      <style:text-properties style:use-window-font-color="true" style:font-name="Liberation Sans1" fo:font-family="'Liberation Sans'" style:font-family-generic="swiss" style:font-pitch="variable" fo:font-size="16pt" fo:font-weight="bold" style:letter-kerning="true" style:font-name-asian="Liberation Serif1" style:font-family-asian="'Liberation Serif'" style:font-family-generic-asian="system" style:font-pitch-asian="variable" style:font-size-asian="16pt" style:language-asian="en" style:country-asian="GB" style:font-weight-asian="bold"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center" style:justify-single-word="false" fo:orphans="0" fo:widows="0" fo:hyphenation-ladder-count="no-limit" fo:keep-with-next="always" style:writing-mode="lr-tb"/>
      <style:text-properties style:use-window-font-color="true" style:font-name="Liberation Sans" fo:font-family="'Liberation Sans'" style:font-family-generic="roman" style:font-pitch="variable" fo:font-size="28pt" fo:font-weight="bold" style:letter-kerning="true" style:font-name-asian="Liberation Serif1" style:font-family-asian="'Liberation Serif'" style:font-family-generic-asian="system" style:font-pitch-asian="variable" style:font-size-asian="28pt" style:language-asian="en" style:country-asian="GB" style:font-weight-asian="bold" fo:hyphenate="false" fo:hyphenation-remain-char-count="2" fo:hyphenation-push-char-count="2"/>
    </style:style>
    <style:style style:name="Subtitle" style:family="paragraph" style:parent-style-name="Heading" style:default-outline-level="" style:class="chapter">
      <style:paragraph-properties fo:margin-top="0.106cm" fo:margin-bottom="0.212cm" loext:contextual-spacing="false" fo:text-align="center" style:justify-single-word="false" fo:orphans="0" fo:widows="0" fo:hyphenation-ladder-count="no-limit" fo:keep-with-next="always" style:writing-mode="lr-tb"/>
      <style:text-properties style:use-window-font-color="true" style:font-name="Liberation Sans" fo:font-family="'Liberation Sans'" style:font-family-generic="roman" style:font-pitch="variable" fo:font-size="18pt" style:letter-kerning="true" style:font-name-asian="Liberation Serif1" style:font-family-asian="'Liberation Serif'" style:font-family-generic-asian="system" style:font-pitch-asian="variable" style:font-size-asian="18pt" style:language-asian="en" style:country-asian="GB"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7T18:09:05.761000000</dc:date>
    <meta:generator>LibreOffice/6.2.0.3$Windows_X86_64 LibreOffice_project/98c6a8a1c6c7b144ce3cc729e34964b47ce25d62</meta:generator>
    <meta:editing-duration>P2DT7H17M30S</meta:editing-duration>
    <meta:editing-cycles>100</meta:editing-cycles>
    <meta:document-statistic meta:table-count="1" meta:image-count="1" meta:object-count="0" meta:page-count="9" meta:paragraph-count="106" meta:word-count="2923" meta:character-count="17360" meta:non-whitespace-character-count="14531"/>
  </office:meta>
</office:document-meta>
</file>